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399e3" officeooo:paragraph-rsid="001399e3" style:font-size-asian="14pt" style:font-size-complex="14pt"/>
    </style:style>
    <style:style style:name="P2" style:family="paragraph" style:parent-style-name="Standard">
      <style:paragraph-properties fo:text-align="start" style:justify-single-word="false"/>
      <style:text-properties fo:font-size="13pt" officeooo:rsid="00150092" officeooo:paragraph-rsid="00150092" style:font-size-asian="13pt" style:font-size-complex="13pt"/>
    </style:style>
    <style:style style:name="P3" style:family="paragraph" style:parent-style-name="Standard">
      <style:paragraph-properties fo:text-align="start" style:justify-single-word="false"/>
      <style:text-properties fo:font-size="13pt" officeooo:rsid="0015d2c9" officeooo:paragraph-rsid="0015d2c9" style:font-size-asian="13pt" style:font-size-complex="13pt"/>
    </style:style>
    <style:style style:name="P4" style:family="paragraph" style:parent-style-name="Standard">
      <style:paragraph-properties fo:text-align="start" style:justify-single-word="false"/>
      <style:text-properties fo:font-size="13pt" officeooo:rsid="00186886" officeooo:paragraph-rsid="0018c809" style:font-size-asian="13pt" style:font-size-complex="13pt"/>
    </style:style>
    <style:style style:name="P5" style:family="paragraph" style:parent-style-name="Standard">
      <style:paragraph-properties fo:text-align="start" style:justify-single-word="false"/>
      <style:text-properties fo:font-size="13pt" officeooo:rsid="001aa0ff" officeooo:paragraph-rsid="001aa0ff" style:font-size-asian="13pt" style:font-size-complex="13pt"/>
    </style:style>
    <style:style style:name="P6" style:family="paragraph" style:parent-style-name="Standard">
      <style:paragraph-properties fo:text-align="start" style:justify-single-word="false"/>
      <style:text-properties fo:font-size="13pt" officeooo:rsid="001c1531" officeooo:paragraph-rsid="001c1531" style:font-size-asian="13pt" style:font-size-complex="13pt"/>
    </style:style>
    <style:style style:name="P7" style:family="paragraph" style:parent-style-name="Standard">
      <style:paragraph-properties fo:text-align="start" style:justify-single-word="false"/>
      <style:text-properties fo:font-size="13pt" officeooo:rsid="0018bb10" officeooo:paragraph-rsid="0018c809" style:font-size-asian="13pt" style:font-size-complex="13pt"/>
    </style:style>
    <style:style style:name="P8" style:family="paragraph" style:parent-style-name="Standard">
      <style:paragraph-properties fo:text-align="start" style:justify-single-word="false"/>
      <style:text-properties fo:font-size="13pt" officeooo:rsid="0018bb10" officeooo:paragraph-rsid="00210953" style:font-size-asian="13pt" style:font-size-complex="13pt"/>
    </style:style>
    <style:style style:name="P9" style:family="paragraph" style:parent-style-name="Standard">
      <style:paragraph-properties fo:text-align="start" style:justify-single-word="false"/>
      <style:text-properties fo:font-size="13pt" officeooo:rsid="00150092" officeooo:paragraph-rsid="0015a0d4" style:font-size-asian="13pt" style:font-size-complex="13pt"/>
    </style:style>
    <style:style style:name="P10" style:family="paragraph" style:parent-style-name="Standard">
      <style:paragraph-properties fo:text-align="start" style:justify-single-word="false"/>
      <style:text-properties fo:font-size="13pt" officeooo:rsid="00150092" officeooo:paragraph-rsid="001d4520" style:font-size-asian="13pt" style:font-size-complex="13pt"/>
    </style:style>
    <style:style style:name="P11" style:family="paragraph" style:parent-style-name="Standard">
      <style:paragraph-properties fo:text-align="start" style:justify-single-word="false"/>
      <style:text-properties fo:font-size="13pt" officeooo:rsid="0015d2c9" officeooo:paragraph-rsid="0015d2c9" style:font-size-asian="13pt" style:font-size-complex="13pt"/>
    </style:style>
    <style:style style:name="P12" style:family="paragraph" style:parent-style-name="Standard">
      <style:paragraph-properties fo:text-align="start" style:justify-single-word="false"/>
      <style:text-properties fo:font-size="13pt" officeooo:rsid="00186886" officeooo:paragraph-rsid="00186886" style:font-size-asian="13pt" style:font-size-complex="13pt"/>
    </style:style>
    <style:style style:name="P13" style:family="paragraph" style:parent-style-name="Standard">
      <style:paragraph-properties fo:text-align="start" style:justify-single-word="false"/>
      <style:text-properties fo:font-size="13pt" officeooo:rsid="00186886" officeooo:paragraph-rsid="0018c809" style:font-size-asian="13pt" style:font-size-complex="13pt"/>
    </style:style>
    <style:style style:name="P14" style:family="paragraph" style:parent-style-name="Standard">
      <style:paragraph-properties fo:text-align="start" style:justify-single-word="false"/>
      <style:text-properties fo:font-size="13pt" officeooo:rsid="001fd88e" officeooo:paragraph-rsid="001fd88e" style:font-size-asian="13pt" style:font-size-complex="13pt"/>
    </style:style>
    <style:style style:name="P15" style:family="paragraph" style:parent-style-name="Standard">
      <style:paragraph-properties fo:text-align="start" style:justify-single-word="false"/>
      <style:text-properties fo:font-size="13pt" officeooo:rsid="0018c809" officeooo:paragraph-rsid="00210953" style:font-size-asian="13pt" style:font-size-complex="13pt"/>
    </style:style>
    <style:style style:name="P16" style:family="paragraph" style:parent-style-name="Standard">
      <style:paragraph-properties fo:text-align="start" style:justify-single-word="false"/>
      <style:text-properties fo:font-size="13pt" officeooo:rsid="001aa0ff" officeooo:paragraph-rsid="00210953" style:font-size-asian="13pt" style:font-size-complex="13pt"/>
    </style:style>
    <style:style style:name="P17" style:family="paragraph" style:parent-style-name="Standard">
      <style:paragraph-properties fo:text-align="start" style:justify-single-word="false"/>
      <style:text-properties fo:font-size="13pt" officeooo:rsid="001c1531" officeooo:paragraph-rsid="001c1531" style:font-size-asian="13pt" style:font-size-complex="13pt"/>
    </style:style>
    <style:style style:name="P18" style:family="paragraph" style:parent-style-name="Standard">
      <style:paragraph-properties fo:text-align="start" style:justify-single-word="false"/>
      <style:text-properties fo:font-size="13pt" fo:font-weight="bold" officeooo:rsid="00150092" officeooo:paragraph-rsid="001d4520"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1d4520" officeooo:paragraph-rsid="001d4520"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officeooo:rsid="001d4520" officeooo:paragraph-rsid="0015a0d4"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1e23b1" officeooo:paragraph-rsid="001e23b1"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officeooo:rsid="001fd88e" officeooo:paragraph-rsid="001fd88e"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fo:font-weight="normal" officeooo:rsid="00150092" officeooo:paragraph-rsid="001d4520"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1e23b1" officeooo:paragraph-rsid="001e23b1"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018bb10" officeooo:paragraph-rsid="001fd88e"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018c809" officeooo:paragraph-rsid="00210953"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size="13pt" fo:font-weight="normal" officeooo:rsid="00210953" officeooo:paragraph-rsid="00210953"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size="13pt" fo:font-weight="normal" officeooo:rsid="00210953" officeooo:paragraph-rsid="001fd88e" style:font-size-asian="13pt" style:font-weight-asian="normal" style:font-size-complex="13pt" style:font-weight-complex="normal"/>
    </style:style>
    <style:style style:name="T1" style:family="text">
      <style:text-properties officeooo:rsid="0015a0d4"/>
    </style:style>
    <style:style style:name="T2" style:family="text">
      <style:text-properties officeooo:rsid="00170e6e"/>
    </style:style>
    <style:style style:name="T3" style:family="text">
      <style:text-properties officeooo:rsid="0018bb10"/>
    </style:style>
    <style:style style:name="T4" style:family="text">
      <style:text-properties officeooo:rsid="0018c809"/>
    </style:style>
    <style:style style:name="T5" style:family="text">
      <style:text-properties officeooo:rsid="001aa0ff"/>
    </style:style>
    <style:style style:name="T6" style:family="text">
      <style:text-properties officeooo:rsid="001c1531"/>
    </style:style>
    <style:style style:name="T7" style:family="text">
      <style:text-properties officeooo:rsid="001d4520"/>
    </style:style>
    <style:style style:name="T8" style:family="text">
      <style:text-properties fo:font-weight="bold" officeooo:rsid="001d4520" style:font-weight-asian="bold" style:font-weight-complex="bold"/>
    </style:style>
    <style:style style:name="T9" style:family="text">
      <style:text-properties officeooo:rsid="001e23b1"/>
    </style:style>
    <style:style style:name="T10" style:family="text">
      <style:text-properties officeooo:rsid="001fd88e"/>
    </style:style>
    <style:style style:name="T11" style:family="text">
      <style:text-properties officeooo:rsid="00210953"/>
    </style:style>
    <style:style style:name="T12" style:family="text">
      <style:text-properties officeooo:rsid="002228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ехническое задание</text:p>
      <text:p text:style-name="P2"/>
      <text:p text:style-name="P18"><text:span text:style-name="T7">1) Заказчик</text:span></text:p>
      <text:p text:style-name="P10"><text:span text:style-name="T7">О</text:span>ткрытое акционерное общество «Рога и копыта», специализирующееся на издательстве дешевой некачественной литературы. </text:p>
      <text:p text:style-name="P14"/>
      <text:p text:style-name="P14"/>
      <text:p text:style-name="P19">2) Исполнитель</text:p>
      <text:p text:style-name="P23"><text:span text:style-name="T7">О</text:span>бществ<text:span text:style-name="T7">о</text:span> с ограниченной ответственностью «Прочие субпродукты» <text:span text:style-name="T1">(в дальнейшем Исполнитель)</text:span>, оказывающе<text:span text:style-name="T7">е</text:span> услуги, связанные с разработкой, тестированием и сопровождением аппаратного и программного обеспечения</text:p>
      <text:p text:style-name="P9"/>
      <text:p text:style-name="P9"/>
      <text:p text:style-name="P19">3)Назначение проекта</text:p>
      <text:p text:style-name="P23"><text:span text:style-name="T7">Заказчик п</text:span>ланирует начать распространение книг серии «Лучшее детективное фэнтези», которые предварительно необходимо написать, <text:span text:style-name="T7">что с точки зрения Заказчика подразумевает <text:s/>переписывание анекдотов таким образом, чтобы получилась книга.</text:span></text:p>
      <text:p text:style-name="P9"/>
      <text:p text:style-name="P9"/>
      <text:p text:style-name="P10"><text:span text:style-name="T8">4) Задача проекта</text:span></text:p>
      <text:p text:style-name="P10"><text:span text:style-name="T7">Создать ресурс, на котором пользователи могли бы оставлять свои анекдоты, из которых в дальнейшем выделялись бы лучшие, на чьей основе и была бы написана книга.</text:span></text:p>
      <text:p text:style-name="P20"/>
      <text:p text:style-name="P20"/>
      <text:p text:style-name="P19">5) Аудитория проекта</text:p>
      <text:p text:style-name="P3">Целевую аудиторию ресурса составляют люди от 30 до 50 лет, являющиеся поклонниками книг жанра «Детектив» и книг жанра «Фэнтези», подавляющее большинство которых имеет учетную запись в социальной сети «Одноклассники» <text:span text:style-name="T2">и при этом имеет базовые знания о компьютере.</text:span></text:p>
      <text:p text:style-name="P3"/>
      <text:p text:style-name="P3"/>
      <text:p text:style-name="P19">6) Рамки проекта</text:p>
      <text:p text:style-name="P12">По своей сути сайт должен представлять из себя список анекдотов. По<text:span text:style-name="T3">льзователь</text:span> должен иметь возможность добавить свой анекдот, отметить понравившиеся ему анекдоты, предложенные другими лицами, делиться анекдотом в социальных сетях, а также найти анекдоты по идентификатору или по тэгам.</text:p>
      <text:p text:style-name="P12"/>
      <text:p text:style-name="P12"/>
      <text:p text:style-name="P21">7) Структура сайта</text:p>
      <text:p text:style-name="P24">Сайт состоит из одной страницы, меняющейся динамически в зависимости от действий пользователя.</text:p>
      <text:p text:style-name="P4"/>
      <text:p text:style-name="P4">Главная страница сайта представляет из себя <text:span text:style-name="T4">фон, состоящий из фэнтезийных персонажей левее основной части и детективных персонажей правее основной части, и содержит</text:span> шапку, <text:span text:style-name="T4">представленную в виде кроны дерева и</text:span> состоящую из логотипа Заказчика, правее которого располагается название <text:span text:style-name="T3">и слоган Заказчика. </text:span></text:p>
      <text:p text:style-name="P7"><text:soft-page-break/></text:p>
      <text:p text:style-name="P7">Под шапкой идет список свежих анекдотов, стилизованный под пергамент. Каждый анекдот находится в отдельной рамке цвета чуть темнее, чем фон.</text:p>
      <text:p text:style-name="P7"/>
      <text:p text:style-name="P7">Слева от списка анекдотов под шапкой располагается меню, стилизованное под дерево и состоящее из пунктов «<text:span text:style-name="T11">Отсортировать», «История», «Добавить анекдот» и «О нас», при нажатии на каждое из которых выпадает соответствующее подменю. Выпадающие подменю стилизованы под вырубленное дерево. Выпадание должно проходить плавно, при выборе другого пункта меню уже открытые пункты должны закрыться. Оставшееся пространство меню планируется выделить под контекстную рекламу уже изданных книг Заказчика.</text:span></text:p>
      <text:p text:style-name="P5"/>
      <text:p text:style-name="P5">Справа от списка анекдотов находится меню поиска, стилизованное под пергамент. Меню поиска состоит из строки поиска, под которой находится вертикальный список тэгов.</text:p>
      <text:p text:style-name="P5"/>
      <text:p text:style-name="P6">Под основной частью будут располагаться сведения об Исполнителе. Это поле заполняется на усмотрение Исполнителя.</text:p>
      <text:p text:style-name="P6"/>
      <text:p text:style-name="P22"/>
      <text:p text:style-name="P22">8) Функционал системы</text:p>
      <text:p text:style-name="P25"><text:span text:style-name="T11">В списке анекдотов <text:s/>в основной части н</text:span>ад кажд<text:span text:style-name="T11">ой</text:span> из <text:span text:style-name="T11">рамок с анекдотом</text:span> написан цифровой идентификатор, а под рамкой поставлены кнопка «Поделиться» слева, при нажатии на котор<text:span text:style-name="T9">ую</text:span> выпадает горизонтальное меню с иконками социальных сетей, через которые пользователь может поделиться анекдотом посредством нажатия на соответствующую иконку, и кнопка со знаком сердечка справа, которое пользователь нажимает, если ему понравился анекдот.</text:p>
      <text:p text:style-name="P28"/>
      <text:p text:style-name="P8"><text:span text:style-name="T11">П</text:span>ри нажатии на пункт <text:span text:style-name="T11">меню «Отсортировать»</text:span> выпадает подменю, в котором есть возможность посредством двух <text:span text:style-name="T4">переключателей: левый переключатель отвечает за сортировку по какому-либо признаку (дата, количество «лайков»), правый переключатель отвечает за порядок сортировки (по возрастанию или по убыванию);</text:span></text:p>
      <text:p text:style-name="P15"/>
      <text:p text:style-name="P15"><text:span text:style-name="T11">П</text:span>ри нажатии на пункт <text:span text:style-name="T11">меню «История»</text:span> выпадает набор из шести комбинированных списков: сверху идут три списка, отвечающие соответственно за день, месяц и год первой даты, а снизу идут три списка, отвечающие соответственно за день, месяц и год второй даты. Если заполнены поля для первой даты, то необходимо вывести все анекдоты, добавленные в эту дату и после нее. Если заполнены поля для второй даты, </text:p>
      <text:p text:style-name="P15">то необходимо вывести все анекдоты, добавленные в эту дату и до нее. Если заполнены оба поля, то необходимо вывести все анекдоты из соответствующего временного промежутка, включая граничные даты;</text:p>
      <text:p text:style-name="P16"/>
      <text:p text:style-name="P16"><text:span text:style-name="T11">При нажатии на пункт меню «Добавить анекдот»</text:span> список анекдотов заменяется на текстовое поле, в которое пользователь может ввести свой анекдот. Под текстовым полем должна находиться кнопка «Добавить», которая добавляет анекдот в базу данных, выводит сообщение о <text:span text:style-name="T9">том, что анекдот прошел фильтрацию и добавлен</text:span> <text:span text:style-name="T9">в систему</text:span> правее кнопки и автоматически возвращает на главную страницу <text:span text:style-name="T9">В случае, если анекдот не прошел фильтрацию, или не был добавлен по какой-либо иной </text:span><text:soft-page-break/><text:span text:style-name="T9">причине, требуется вывести в том же месте сообщение</text:span>. Тэггинг <text:span text:style-name="T10">и фильтрация анекдотов</text:span> буд<text:span text:style-name="T10">у</text:span>т производиться <text:span text:style-name="T6">автоматически посредством приобретенной ранее и настроенной интеллектуальной системы «Сапожник-3000»</text:span>;</text:p>
      <text:p text:style-name="P15"/>
      <text:p text:style-name="P26"><text:span text:style-name="T11">Нажатие на пункт меню «О нас» переводит на основной сайт заказчика.</text:span></text:p>
      <text:p text:style-name="P27"/>
      <text:p text:style-name="P27">Поиск анекдотов возможен либо по введенному в соответствующее поле идентификатору, либо по тэг<text:span text:style-name="T12">ам, на которые нажал пользователь</text:span>.</text:p>
      <text:p text:style-name="P22"/>
      <text:p text:style-name="P6">Для содержания анекдотов будет выделен отдельный дата-центр, принадлежащий Заказчику и уже настроенный под его нуж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23:01:56.606827628</meta:creation-date>
    <dc:date>2016-02-20T15:19:31.518203101</dc:date>
    <meta:editing-duration>PT3H15M38S</meta:editing-duration>
    <meta:editing-cycles>5</meta:editing-cycles>
    <meta:generator>LibreOffice/5.0.5.2$Linux_X86_64 LibreOffice_project/00m0$Build-2</meta:generator>
    <meta:document-statistic meta:table-count="0" meta:image-count="0" meta:object-count="0" meta:page-count="3" meta:paragraph-count="29" meta:word-count="671" meta:character-count="5022" meta:non-whitespace-character-count="4375"/>
  </office:meta>
</office:document-meta>
</file>